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d23" officeooo:paragraph-rsid="00112d23"/>
    </style:style>
    <style:style style:name="P2" style:family="paragraph" style:parent-style-name="Standard">
      <style:text-properties officeooo:rsid="00112d23" officeooo:paragraph-rsid="00112d23"/>
    </style:style>
    <style:style style:name="P3" style:family="paragraph" style:parent-style-name="Standard">
      <style:text-properties officeooo:rsid="0013ab6e" officeooo:paragraph-rsid="0013ab6e"/>
    </style:style>
    <style:style style:name="P4" style:family="paragraph" style:parent-style-name="Standard">
      <style:text-properties officeooo:rsid="00145908" officeooo:paragraph-rsid="00145908"/>
    </style:style>
    <style:style style:name="T1" style:family="text">
      <style:text-properties officeooo:rsid="0011a7e4"/>
    </style:style>
    <style:style style:name="T2" style:family="text">
      <style:text-properties officeooo:rsid="00145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les are defined and expressed in HOCON</text:p>
      <text:p text:style-name="P1"/>
      <text:p text:style-name="P1"/>
      <text:p text:style-name="P1"/>
      <text:p text:style-name="P1">Example:</text:p>
      <text:p text:style-name="P1">/kp setrule <text:span text:style-name="T1">or{player-whitelist: [Brynwyl, Meelock], entity-whitelist: [Wolf, Horse]}</text:span></text:p>
      <text:p text:style-name="P3">This might be easier to parse:</text:p>
      <text:p text:style-name="P3">/kp setrule root {type: or, args: <text:span text:style-name="T2">{</text:span>{type: player-whitelist, args: [Brynwyl, Meelock]}, {type: entity-whitelist: [Wolf, Horse]}<text:span text:style-name="T2">}</text:span>}</text:p>
      <text:p text:style-name="P3"/>
      <text:p text:style-name="P3">/kp setrule root.0.0 Kneelawk</text:p>
      <text:p text:style-name="P3"/>
      <text:p text:style-name="P3">/kp addrule root.0.&gt; Brynwyl</text:p>
      <text:p text:style-name="P3"/>
      <text:p text:style-name="P3">/kp getrule root</text:p>
      <text:p text:style-name="P3">Prints:</text:p>
      <text:p text:style-name="P3">root: {</text:p>
      <text:p text:style-name="P3"><text:tab/>type: or,</text:p>
      <text:p text:style-name="P3"><text:tab/>args: [</text:p>
      <text:p text:style-name="P3"><text:tab/><text:tab/>{</text:p>
      <text:p text:style-name="P3"><text:tab/><text:tab/><text:tab/>type: player-whitelist,</text:p>
      <text:p text:style-name="P3"><text:tab/><text:tab/><text:tab/>args: [</text:p>
      <text:p text:style-name="P3"><text:tab/><text:tab/><text:tab/><text:tab/>Kneelawk,</text:p>
      <text:p text:style-name="P3"><text:tab/><text:tab/><text:tab/><text:tab/>Brynwyl,</text:p>
      <text:p text:style-name="P3"><text:tab/><text:tab/><text:tab/><text:tab/>Meelock</text:p>
      <text:p text:style-name="P3"><text:tab/><text:tab/><text:tab/>]</text:p>
      <text:p text:style-name="P3"><text:tab/><text:tab/>},</text:p>
      <text:p text:style-name="P3"><text:tab/><text:tab/>{</text:p>
      <text:p text:style-name="P3"><text:tab/><text:tab/><text:tab/>type: <text:span text:style-name="T2">entity-whitelist,</text:span></text:p>
      <text:p text:style-name="P3"><text:tab/><text:tab/><text:tab/><text:span text:style-name="T2">args: [</text:span></text:p>
      <text:p text:style-name="P3"><text:tab/><text:tab/><text:tab/><text:tab/><text:span text:style-name="T2">Wolf,</text:span></text:p>
      <text:p text:style-name="P3"><text:tab/><text:tab/><text:tab/><text:tab/><text:span text:style-name="T2">Horse</text:span></text:p>
      <text:p text:style-name="P3"><text:tab/><text:tab/><text:tab/><text:span text:style-name="T2">]</text:span></text:p>
      <text:p text:style-name="P3"><text:tab/><text:tab/><text:span text:style-name="T2">}</text:span></text:p>
      <text:p text:style-name="P3"><text:tab/><text:span text:style-name="T2">]</text:span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didiah Pommert</meta:initial-creator>
    <meta:creation-date>2016-04-18T18:46:10.137597266</meta:creation-date>
    <dc:date>2017-02-01T23:55:13.843487459</dc:date>
    <meta:editing-duration>PT5H16M3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76" meta:character-count="546" meta:non-whitespace-character-count="450"/>
  </office:meta>
</office:document-meta>
</file>